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text-properties fo:language="en" fo:country="GB"/>
    </style:style>
    <style:style style:name="P2" style:family="paragraph" style:parent-style-name="Title" style:master-page-name="MP0">
      <style:paragraph-properties style:page-number="auto"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2">
      <style:text-properties officeooo:paragraph-rsid="0003689c"/>
    </style:style>
    <style:style style:name="P6" style:family="paragraph" style:parent-style-name="Standard" style:list-style-name="L1"/>
    <style:style style:name="P7" style:family="paragraph" style:parent-style-name="Standard" style:list-style-name="L1">
      <style:text-properties officeooo:paragraph-rsid="0002513b"/>
    </style:style>
    <style:style style:name="P8" style:family="paragraph" style:parent-style-name="Standard" style:list-style-name="L3">
      <style:text-properties fo:language="en" fo:country="GB"/>
    </style:style>
    <style:style style:name="P9" style:family="paragraph" style:parent-style-name="Standard" style:list-style-name="L4">
      <style:text-properties fo:language="en" fo:country="GB"/>
    </style:style>
    <style:style style:name="P10" style:family="paragraph" style:parent-style-name="Standard" style:list-style-name="L3"/>
    <style:style style:name="P11" style:family="paragraph" style:parent-style-name="Standard" style:list-style-name="L4"/>
    <style:style style:name="P12" style:family="paragraph" style:parent-style-name="Standard">
      <style:text-properties officeooo:paragraph-rsid="0002513b"/>
    </style:style>
    <style:style style:name="P13" style:family="paragraph" style:parent-style-name="Text_20_body">
      <style:text-properties officeooo:paragraph-rsid="0003689c"/>
    </style:style>
    <style:style style:name="P14" style:family="paragraph" style:parent-style-name="Text_20_body">
      <style:text-properties officeooo:paragraph-rsid="0004d36c"/>
    </style:style>
    <style:style style:name="P15" style:family="paragraph" style:parent-style-name="Text_20_body" style:list-style-name="L5">
      <style:text-properties officeooo:paragraph-rsid="0004d36c"/>
    </style:style>
    <style:style style:name="P16" style:family="paragraph" style:parent-style-name="Text_20_body">
      <style:text-properties officeooo:paragraph-rsid="000652ad"/>
    </style:style>
    <style:style style:name="P17" style:family="paragraph" style:parent-style-name="Text_20_body">
      <style:text-properties officeooo:paragraph-rsid="00076173"/>
    </style:style>
    <style:style style:name="P18" style:family="paragraph" style:parent-style-name="Text_20_body" style:list-style-name="L6">
      <style:text-properties officeooo:paragraph-rsid="00076173"/>
    </style:style>
    <style:style style:name="P19" style:family="paragraph" style:parent-style-name="Text_20_body" style:list-style-name="L6">
      <style:text-properties officeooo:paragraph-rsid="000a13de"/>
    </style:style>
    <style:style style:name="P20" style:family="paragraph" style:parent-style-name="Text_20_body" style:list-style-name="L6">
      <style:text-properties officeooo:paragraph-rsid="000a7a42"/>
    </style:style>
    <style:style style:name="P21" style:family="paragraph" style:parent-style-name="Text_20_body" style:list-style-name="L7"/>
    <style:style style:name="P22" style:family="paragraph" style:parent-style-name="Text_20_body" style:list-style-name="L7">
      <style:text-properties officeooo:paragraph-rsid="0008c31a"/>
    </style:style>
    <style:style style:name="P23" style:family="paragraph" style:parent-style-name="Text_20_body">
      <style:text-properties officeooo:paragraph-rsid="000acaa5"/>
    </style:style>
    <style:style style:name="P24" style:family="paragraph" style:parent-style-name="Text_20_body" style:list-style-name="L8">
      <style:text-properties officeooo:paragraph-rsid="000acaa5"/>
    </style:style>
    <style:style style:name="P25" style:family="paragraph" style:parent-style-name="Text_20_body" style:list-style-name="L9">
      <style:text-properties officeooo:paragraph-rsid="000acaa5"/>
    </style:style>
    <style:style style:name="T1" style:family="text">
      <style:text-properties fo:language="en" fo:country="GB"/>
    </style:style>
    <style:style style:name="T2" style:family="text">
      <style:text-properties fo:language="en" fo:country="GB" officeooo:rsid="0002513b"/>
    </style:style>
    <style:style style:name="T3" style:family="text">
      <style:text-properties officeooo:rsid="00017b27"/>
    </style:style>
    <style:style style:name="T4" style:family="text">
      <style:text-properties officeooo:rsid="0002513b"/>
    </style:style>
    <style:style style:name="T5" style:family="text">
      <style:text-properties officeooo:rsid="00032d47"/>
    </style:style>
    <style:style style:name="T6" style:family="text">
      <style:text-properties officeooo:rsid="0003689c"/>
    </style:style>
    <style:style style:name="T7" style:family="text">
      <style:text-properties officeooo:rsid="0004d36c"/>
    </style:style>
    <style:style style:name="T8" style:family="text">
      <style:text-properties officeooo:rsid="000652ad"/>
    </style:style>
    <style:style style:name="T9" style:family="text">
      <style:text-properties officeooo:rsid="00076173"/>
    </style:style>
    <style:style style:name="T10" style:family="text">
      <style:text-properties officeooo:rsid="0008c31a"/>
    </style:style>
    <style:style style:name="T11" style:family="text">
      <style:text-properties officeooo:rsid="000a13de"/>
    </style:style>
    <style:style style:name="T12" style:family="text">
      <style:text-properties style:text-position="sub 58%" officeooo:rsid="000a13de"/>
    </style:style>
    <style:style style:name="T13" style:family="text">
      <style:text-properties officeooo:rsid="000a7a42"/>
    </style:style>
    <style:style style:name="T14" style:family="text">
      <style:text-properties officeooo:rsid="000acaa5"/>
    </style:style>
    <style:style style:name="T15" style:family="text">
      <style:text-properties officeooo:rsid="000ba564"/>
    </style:style>
    <style:style style:name="T16" style:family="text">
      <style:text-properties style:text-position="super 58%" officeooo:rsid="000ba564"/>
    </style:style>
    <style:style style:name="T17" style:family="text">
      <style:text-properties style:text-position="0% 100%" officeooo:rsid="000ba564"/>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loext:num-list-format="[Ref %1%]" style:num-prefix="[Re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eature engineering, <text:span text:style-name="T3">and series application of </text:span>CatBoost and <text:span text:style-name="T3">a </text:span>PyTorch <text:span text:style-name="T3">Convolutional Neural Network</text:span>: a successful entry for the Kaggle “LEAP - Atmospheric Physics using AI (ClimSim)” competition</text:p>
      <text:h text:style-name="Heading_20_1" text:outline-level="1"><text:bookmark-start text:name="__RefHeading___Toc105_1631942875"/>Abstract<text:bookmark-end text:name="__RefHeading___Toc105_1631942875"/></text:h>
      <text:p text:style-name="Standard">Kaggle hosts machine learning competitions in a wide range of domain areas. This report covers my entry for the <text:a xlink:type="simple" xlink:href="https://www.kaggle.com/competitions/leap-atmospheric-physics-ai-climsim" office:target-frame-name="_top" xlink:show="replace" text:style-name="Internet_20_link" text:visited-style-name="Visited_20_Internet_20_Link">LEAP Atmospheric Physics</text:a> competition, where I placed xx out of xxx entries on the <text:a xlink:type="simple" xlink:href="https://www.kaggle.com/competitions/leap-atmospheric-physics-ai-climsim/leaderboard" office:target-frame-name="_top" xlink:show="replace" text:style-name="Internet_20_link" text:visited-style-name="Visited_20_Internet_20_Link">leaderboard</text:a>. My solution employed the following key techniques:</text:p>
      <text:list text:style-name="L1">
        <text:list-item>
          <text:p text:style-name="P6">obtaining efficient random access to huge CSV source datafiles using novel low-level file handling;</text:p>
        </text:list-item>
        <text:list-item>
          <text:p text:style-name="P6">vectorisation of features across atmospheric levels to allow systematic processing and modelling;</text:p>
        </text:list-item>
        <text:list-item>
          <text:p text:style-name="P7">feature engineering using physics-inspired transformations of the raw data provided;</text:p>
        </text:list-item>
        <text:list-item>
          <text:p text:style-name="P6">CatBoost decision tree fitting and generation of predicted outputs;</text:p>
        </text:list-item>
        <text:list-item>
          <text:p text:style-name="P6">implementation of a <text:span text:style-name="T4">custom</text:span> 1-D convolution based (Conv1D) neural network as a second model <text:span text:style-name="T4">in PyTorch</text:span>;</text:p>
        </text:list-item>
        <text:list-item>
          <text:p text:style-name="P6">incorporation of CatBoost outputs as additional input features to the neural network, effectively using the two techniques in series;</text:p>
        </text:list-item>
        <text:list-item>
          <text:p text:style-name="P6">alternatively, using weighted combination of CatBoost and Conv1D predictions, effectively using the two techniques in parallel;</text:p>
        </text:list-item>
        <text:list-item>
          <text:p text:style-name="P6">automated hyperparameter search and feature knockout experiments for both CatBoost and Conv1D models.</text:p>
        </text:list-item>
      </text:list>
      <text:p text:style-name="Standard">The aim of the challenge was to fill in climate grid models with estimated AI-generated data that would be too expensive to compute by using a finer grid of physics-based modelling, to ultimately allow realistic models with good accuracy to be executed more cheaply, enabling more numerous or longer-timespan simulations for the same computing cost. <text:span text:style-name="T11">The challenge data was extracted from the large ClimSim dataset </text:span><text:span text:style-name="T11"><text:bookmark-ref text:reference-format="number" text:ref-name="__RefNumPara__150_1631942875">[Ref 1]</text:bookmark-ref></text:span><text:span text:style-name="T11">.</text:span></text:p>
      <text:h text:style-name="Heading_20_1" text:outline-level="1"><text:bookmark-start text:name="__RefHeading___Toc107_1631942875"/>Contents<text:bookmark-end text:name="__RefHeading___Toc107_163194287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105_1631942875" text:style-name="Index_20_Link" text:visited-style-name="Index_20_Link">1 Abstract<text:tab/>1</text:a></text:p>
          <text:p text:style-name="P3"><text:a xlink:type="simple" xlink:href="#__RefHeading___Toc107_1631942875" text:style-name="Index_20_Link" text:visited-style-name="Index_20_Link">2 Contents<text:tab/>1</text:a></text:p>
          <text:p text:style-name="P3"><text:a xlink:type="simple" xlink:href="#__RefHeading___Toc111_1631942875" text:style-name="Index_20_Link" text:visited-style-name="Index_20_Link">3 Input data processing<text:tab/>2</text:a></text:p>
          <text:p text:style-name="P4"><text:a xlink:type="simple" xlink:href="#__RefHeading___Toc109_1631942875" text:style-name="Index_20_Link" text:visited-style-name="Index_20_Link">3.1 Raw data handling<text:tab/>2</text:a></text:p>
          <text:p text:style-name="P4"><text:a xlink:type="simple" xlink:href="#__RefHeading___Toc113_1631942875" text:style-name="Index_20_Link" text:visited-style-name="Index_20_Link">3.2 Vectorisation of data by atmospheric level<text:tab/>3</text:a></text:p>
          <text:p text:style-name="P4"><text:a xlink:type="simple" xlink:href="#__RefHeading___Toc115_1631942875" text:style-name="Index_20_Link" text:visited-style-name="Index_20_Link">3.3 Custom physics-based feature addition<text:tab/>3</text:a></text:p>
          <text:p text:style-name="P4"><text:a xlink:type="simple" xlink:href="#__RefHeading___Toc117_1631942875" text:style-name="Index_20_Link" text:visited-style-name="Index_20_Link">3.4 Prenormalised matrix batch cache file creation<text:tab/>3</text:a></text:p>
          <text:p text:style-name="P4"><text:a xlink:type="simple" xlink:href="#__RefHeading___Toc119_1631942875" text:style-name="Index_20_Link" text:visited-style-name="Index_20_Link"><text:soft-page-break/>3.5 Normalisation and final batch cache file creation<text:tab/>3</text:a></text:p>
          <text:p text:style-name="P3"><text:a xlink:type="simple" xlink:href="#__RefHeading___Toc121_1631942875" text:style-name="Index_20_Link" text:visited-style-name="Index_20_Link">4 CatBoost modelling<text:tab/>3</text:a></text:p>
          <text:p text:style-name="P3"><text:a xlink:type="simple" xlink:href="#__RefHeading___Toc123_1631942875" text:style-name="Index_20_Link" text:visited-style-name="Index_20_Link">5 PyTorch convolutional neural network (CNN) modelling<text:tab/>3</text:a></text:p>
          <text:p text:style-name="P3"><text:a xlink:type="simple" xlink:href="#__RefHeading___Toc125_1631942875" text:style-name="Index_20_Link" text:visited-style-name="Index_20_Link">6 Combined method approach<text:tab/>3</text:a></text:p>
          <text:p text:style-name="P3"><text:a xlink:type="simple" xlink:href="#__RefHeading___Toc127_1631942875" text:style-name="Index_20_Link" text:visited-style-name="Index_20_Link">7 Final process flow<text:tab/>3</text:a></text:p>
          <text:p text:style-name="P3"><text:a xlink:type="simple" xlink:href="#__RefHeading___Toc129_1631942875" text:style-name="Index_20_Link" text:visited-style-name="Index_20_Link">8 Results<text:tab/>3</text:a></text:p>
          <text:p text:style-name="P3"><text:a xlink:type="simple" xlink:href="#__RefHeading___Toc131_1631942875" text:style-name="Index_20_Link" text:visited-style-name="Index_20_Link">9 Conclusions<text:tab/>3</text:a></text:p>
        </text:index-body>
      </text:table-of-content>
      <text:p text:style-name="Text_20_body"/>
      <text:h text:style-name="Heading_20_1" text:outline-level="1"><text:bookmark-start text:name="__RefHeading___Toc111_1631942875"/>Input data processing<text:bookmark-end text:name="__RefHeading___Toc111_1631942875"/></text:h>
      <text:h text:style-name="Heading_20_2" text:outline-level="2"><text:bookmark-start text:name="__RefHeading___Toc109_1631942875"/>Raw data handling<text:bookmark-end text:name="__RefHeading___Toc109_1631942875"/></text:h>
      <text:p text:style-name="Standard">The data provided for the competition comprised:</text:p>
      <text:list text:style-name="L4">
        <text:list-item>
          <text:p text:style-name="P11">a single 170 GB CSV file of training data (inputs and ground-truth outputs), <text:span text:style-name="Source_20_Text">train.csv</text:span>;</text:p>
        </text:list-item>
        <text:list-item>
          <text:p text:style-name="P9">a 6.5 GB CSV file of test data (inputs only), the predicted outputs of which formed the required submission for scoring, <text:span text:style-name="Source_20_Text">test.csv</text:span>;</text:p>
        </text:list-item>
        <text:list-item>
          <text:p text:style-name="P9">a 446 MB CSV file of corresponding column submission weights (zeroes or ones), of which only the first row was required, <text:span text:style-name="Source_20_Text">sample_submission.csv</text:span>;</text:p>
        </text:list-item>
        <text:list-item>
          <text:p text:style-name="P9">prior to 19 Jun 2024, a 3.4 GB version of the sample submission weights, with those weights tending to scale the outputs to approximately [-1, 1] range, here <text:span text:style-name="Source_20_Text">sample_submission_old.csv</text:span>;</text:p>
        </text:list-item>
        <text:list-item>
          <text:p text:style-name="P9">the output 4.2 GB CSV file to submit to Kaggle for scoring, here <text:span text:style-name="Source_20_Text">submission.csv</text:span>.</text:p>
        </text:list-item>
      </text:list>
      <text:p text:style-name="Standard"><text:span text:style-name="Default_20_Paragraph_20_Font"><text:span text:style-name="T1">The </text:span></text:span><text:span text:style-name="Source_20_Text"><text:span text:style-name="T1">train.csv</text:span></text:span><text:span text:style-name="Default_20_Paragraph_20_Font"><text:span text:style-name="T1"> file in particular was far too large to load into RAM for processing, and by experiment even using the </text:span></text:span><text:a xlink:type="simple" xlink:href="https://pola.rs/" office:target-frame-name="_top" xlink:show="replace" text:style-name="Internet_20_link" text:visited-style-name="Visited_20_Internet_20_Link"><text:span text:style-name="Hyperlink"><text:span text:style-name="T1">Polars</text:span></text:span></text:a><text:span text:style-name="Default_20_Paragraph_20_Font"><text:span text:style-name="T1"> library </text:span></text:span><text:a xlink:type="simple" xlink:href="https://docs.pola.rs/api/python/stable/reference/lazyframe/index.html" office:target-frame-name="_top" xlink:show="replace" text:style-name="Internet_20_link" text:visited-style-name="Visited_20_Internet_20_Link"><text:span text:style-name="Hyperlink"><text:span text:style-name="T1">LazyFrame</text:span></text:span></text:a><text:span text:style-name="Default_20_Paragraph_20_Font"><text:span text:style-name="T1"> class and </text:span></text:span><text:a xlink:type="simple" xlink:href="https://docs.pola.rs/api/python/stable/reference/api/polars.scan_csv.html" office:target-frame-name="_top" xlink:show="replace" text:style-name="Internet_20_link" text:visited-style-name="Visited_20_Internet_20_Link"><text:span text:style-name="Hyperlink"><text:span text:style-name="T1">scan_csv()</text:span></text:span></text:a><text:span text:style-name="Default_20_Paragraph_20_Font"><text:span text:style-name="T1"> method intended for huge files, access was very slow.</text:span></text:span></text:p>
      <text:p text:style-name="P1">Instead I devised a new approach for working with large CSV input files, implemented in the <text:span text:style-name="Source_20_Text">HoloFrame</text:span> class. This used low-level file operations to give fast random access to anywhere in the CSV input file, as read directly from disk. The key aspects were as follows:</text:p>
      <text:list text:style-name="L3">
        <text:list-item>
          <text:p text:style-name="P8">initially reading through the entire file in binary mode to obtain the byte offset of the end of every line of text (bearing in mind that in CSV, lines do not generally have equal lengths);</text:p>
        </text:list-item>
        <text:list-item>
          <text:p text:style-name="P8">caching those line offsets on disk in pickle format for future reuse, while retaining them in memory for immediate use;</text:p>
        </text:list-item>
        <text:list-item>
          <text:p text:style-name="P8">using Python seek() and read() calls in binary mode to read chunks of the file at arbitrary locations on demand, and in particular groups of rows by index using the predetermined line offsets, <text:span text:style-name="T5">which is fast</text:span>;</text:p>
        </text:list-item>
        <text:list-item>
          <text:p text:style-name="P8">constructing a ‘fake’ or ‘projected’ CSV for an arbitrary slice of file rows, by combining the headings (first file row) with the binary data for a slice of rows into one virtual binary CSV file in memory;</text:p>
        </text:list-item>
        <text:list-item>
          <text:p text:style-name="P10"><text:soft-page-break/><text:span text:style-name="Default_20_Paragraph_20_Font"><text:span text:style-name="T1">reading that small CSV file in memory into a Polars dataframe for further processing.</text:span></text:span></text:p>
        </text:list-item>
      </text:list>
      <text:p text:style-name="P12"><text:span text:style-name="Default_20_Paragraph_20_Font"><text:span text:style-name="T2">This technique allowed extraction of a small subset dataframe from anywhere in the huge CSV file within milliseconds, fast enough to use "live" during training with randomised training blocks. However, as data processing ultimately required scaling that depended on statistics accumulated over the entire dataset, and resaving in binary format after processing, in the end it was not actually necessary to make random access to the source CSV like this.</text:span></text:span></text:p>
      <text:h text:style-name="Heading_20_2" text:outline-level="2"><text:bookmark-start text:name="__RefHeading___Toc113_1631942875"/><text:span text:style-name="Default_20_Paragraph_20_Font">Vectorisation of data by atmospheric level</text:span><text:bookmark-end text:name="__RefHeading___Toc113_1631942875"/></text:h>
      <text:p text:style-name="P14"><text:span text:style-name="Default_20_Paragraph_20_Font"><text:span text:style-name="T7">The data provided in CSV format was necessarily two-dimensional (with different data records spanning the vertical dimension, and values in that record stretching horizontally). However, many of the quantities were really "exploded" vectors across 60 atmospheric levels.</text:span></text:span></text:p>
      <text:p text:style-name="P14"><text:span text:style-name="Default_20_Paragraph_20_Font"><text:span text:style-name="T7">As I intuitively wished to try a convolutional approach that would apply the same kernel to every atmospheric level, the data had to be restructured such that it became 3-dimensional, where the dimensions were:</text:span></text:span></text:p>
      <text:list text:style-name="L5">
        <text:list-item>
          <text:p text:style-name="P15"><text:span text:style-name="Default_20_Paragraph_20_Font"><text:span text:style-name="T7">0: the record (each row in original data)</text:span></text:span></text:p>
        </text:list-item>
        <text:list-item>
          <text:p text:style-name="P15"><text:span text:style-name="Default_20_Paragraph_20_Font"><text:span text:style-name="T7">1: the physical quantity (feature or output), e.g. temperature or humidity</text:span></text:span></text:p>
        </text:list-item>
        <text:list-item>
          <text:p text:style-name="P15"><text:span text:style-name="Default_20_Paragraph_20_Font"><text:span text:style-name="T7">2: spanning the 60 atmospheric levels, from high atmosphere to ground</text:span></text:span></text:p>
        </text:list-item>
      </text:list>
      <text:p text:style-name="P14"><text:span text:style-name="Default_20_Paragraph_20_Font"><text:span text:style-name="T7">The </text:span></text:span><text:span text:style-name="Source_20_Text"><text:span text:style-name="T7">vectorise_data()</text:span></text:span><text:span text:style-name="Default_20_Paragraph_20_Font"><text:span text:style-name="T7"> method performed this vectorisation. It recognised headings with suffix numbers in the source dataframe (e.g. state_q0002_0, state_q0002_1, state_q0002_2 ...) as referring to different atmospheric levels of the same parameter, which became an array indexed in a dict by its suffix-free name, e.g. "state_q0002" in this example.</text:span></text:span></text:p>
      <text:h text:style-name="Heading_20_2" text:outline-level="2"><text:bookmark-start text:name="__RefHeading___Toc115_1631942875"/><text:span text:style-name="Default_20_Paragraph_20_Font">Custom physics-based feature addition</text:span><text:bookmark-end text:name="__RefHeading___Toc115_1631942875"/></text:h>
      <text:p text:style-name="P16"><text:span text:style-name="Default_20_Paragraph_20_Font"><text:span text:style-name="T8">While I did not attempt to actually simulate any physics – the whole point of the challenge, after all, is to avoid microscopic physics-based simulation in favour of a cheaper AI approximation – I did attempt to devise transformations of original input data that I hoped would be more physically meaningful and hence better predictors of the desired outputs. These </text:span></text:span><text:span text:style-name="Default_20_Paragraph_20_Font"><text:span text:style-name="T9">"engineered"</text:span></text:span><text:span text:style-name="Default_20_Paragraph_20_Font"><text:span text:style-name="T8"> features were added alongside the original vector features (of which some were then removed as hopefully redundant, to improve performance). </text:span></text:span><text:span text:style-name="Default_20_Paragraph_20_Font"><text:span text:style-name="T9">In brief these features were:</text:span></text:span></text:p>
      <text:list text:style-name="L6">
        <text:list-item>
          <text:p text:style-name="P18"><text:span text:style-name="Default_20_Paragraph_20_Font"><text:span text:style-name="T9">Relative humidity in place of specific humidity, following </text:span></text:span><text:span text:style-name="Default_20_Paragraph_20_Font"><text:span text:style-name="T11">Beucler et al </text:span></text:span><text:span text:style-name="Default_20_Paragraph_20_Font"><text:span text:style-name="T11"><text:bookmark-ref text:reference-format="number" text:ref-name="__RefNumPara__152_1631942875">[Ref 2]</text:bookmark-ref></text:span></text:span></text:p>
        </text:list-item>
        <text:list-item>
          <text:p text:style-name="P19"><text:span text:style-name="Default_20_Paragraph_20_Font"><text:span text:style-name="T11">A buoyancy metric also used by Beucler et al, intended to be more meaningful than absolute temperature</text:span></text:span></text:p>
        </text:list-item>
        <text:list-item>
          <text:p text:style-name="P19"><text:span text:style-name="Default_20_Paragraph_20_Font"><text:span text:style-name="T11">Absolute magnitudes for wind speed and surface stress to supplement the zonal (E-W) and meridional (N-S) components provided</text:span></text:span></text:p>
        </text:list-item>
        <text:list-item>
          <text:p text:style-name="P19"><text:span text:style-name="Default_20_Paragraph_20_Font"><text:span text:style-name="T11">Absolute air momentum to supplement velocity (or speed)</text:span></text:span></text:p>
        </text:list-item>
        <text:list-item>
          <text:p text:style-name="P19"><text:span text:style-name="Default_20_Paragraph_20_Font"><text:span text:style-name="T11">Total cloud (as ice and water components were provided separately)</text:span></text:span></text:p>
        </text:list-item>
        <text:list-item>
          <text:p text:style-name="P19"><text:span text:style-name="Default_20_Paragraph_20_Font"><text:span text:style-name="T11">Cloud integrated sky-down, and separately ground-up, in the air column, considering that would affect sunshine reaching down to some level, or ground-emitted infrared reaching up to some level</text:span></text:span></text:p>
        </text:list-item>
        <text:list-item>
          <text:p text:style-name="P19"><text:soft-page-break/><text:span text:style-name="Default_20_Paragraph_20_Font"><text:span text:style-name="T11">Total </text:span></text:span><text:span text:style-name="Default_20_Paragraph_20_Font"><text:span text:style-name="T13">instantaneous global </text:span></text:span><text:span text:style-name="Default_20_Paragraph_20_Font"><text:span text:style-name="T11">warming potential </text:span></text:span><text:span text:style-name="Default_20_Paragraph_20_Font"><text:span text:style-name="T13">(GWP)</text:span></text:span><text:span text:style-name="Default_20_Paragraph_20_Font"><text:span text:style-name="T11"> of the greenhouse gas concentrations provided (methane, ozone and NO</text:span></text:span><text:span text:style-name="Default_20_Paragraph_20_Font"><text:span text:style-name="T12">2</text:span></text:span><text:span text:style-name="Default_20_Paragraph_20_Font"><text:span text:style-name="T11">)</text:span></text:span></text:p>
        </text:list-item>
        <text:list-item>
          <text:p text:style-name="P20"><text:span text:style-name="Default_20_Paragraph_20_Font"><text:span text:style-name="T13">Product of total GWP and longwave infrared flux from the ground, which should give an overall degree of heating</text:span></text:span></text:p>
        </text:list-item>
        <text:list-item>
          <text:p text:style-name="P20"><text:span text:style-name="Default_20_Paragraph_20_Font"><text:span text:style-name="T13">Air pressure, which was not provided, but available elsewhere</text:span></text:span></text:p>
        </text:list-item>
        <text:list-item>
          <text:p text:style-name="P20"><text:span text:style-name="Default_20_Paragraph_20_Font"><text:span text:style-name="T13">Air density, and various quantities scaled by density in the hope of getting meaningful rates of change that depended less on atmospheric level</text:span></text:span></text:p>
        </text:list-item>
      </text:list>
      <text:p text:style-name="P17"><text:span text:style-name="Default_20_Paragraph_20_Font"><text:span text:style-name="T9">See the </text:span></text:span><text:span text:style-name="Source_20_Text"><text:span text:style-name="T9">add_vector_features()</text:span></text:span><text:span text:style-name="Default_20_Paragraph_20_Font"><text:span text:style-name="T9"> method for the creation of these features.</text:span></text:span></text:p>
      <text:h text:style-name="P5" text:outline-level="2"><text:bookmark-start text:name="__RefHeading___Toc117_1631942875"/><text:span text:style-name="Default_20_Paragraph_20_Font"><text:span text:style-name="T6">Prenormalised matrix batch cache file creation</text:span></text:span><text:bookmark-end text:name="__RefHeading___Toc117_1631942875"/></text:h>
      <text:p text:style-name="P23"><text:span text:style-name="Default_20_Paragraph_20_Font"><text:span text:style-name="T14">After the addition of custom features, the resulting unscaled matrices (in float64 format due to the very small magnitudes of some quantities) were written in batches to disk, to avoid excessive RAM use during processing.</text:span></text:span></text:p>
      <text:p text:style-name="P23"><text:span text:style-name="Default_20_Paragraph_20_Font"><text:span text:style-name="T14">At this stage statistics were maintained on the minimum, maximum and mean of each parameter in each batch to support subsequent normalisation.</text:span></text:span></text:p>
      <text:h text:style-name="Heading_20_2" text:outline-level="2"><text:bookmark-start text:name="__RefHeading___Toc119_1631942875"/><text:span text:style-name="Default_20_Paragraph_20_Font">Normalisation and final batch cache file creation</text:span><text:bookmark-end text:name="__RefHeading___Toc119_1631942875"/></text:h>
      <text:p text:style-name="P23"><text:span text:style-name="Default_20_Paragraph_20_Font"><text:span text:style-name="T15">The values in this challenge varied enormously in magnitude, with temperatures of ~300K but some trend values of (say) ~10</text:span></text:span><text:span text:style-name="Default_20_Paragraph_20_Font"><text:span text:style-name="T16">-40</text:span></text:span><text:span text:style-name="Default_20_Paragraph_20_Font"><text:span text:style-name="T17">. As is usual for machine learning, normalisation is required such that all values are in a reasonable range, ideally around [-1, 1].</text:span></text:span><text:span text:style-name="Default_20_Paragraph_20_Font"><text:span text:style-name="T15"> </text:span></text:span><text:span text:style-name="Default_20_Paragraph_20_Font"><text:span text:style-name="T14">Two approaches to normalisation were tried:</text:span></text:span></text:p>
      <text:list text:style-name="L8">
        <text:list-item>
          <text:p text:style-name="P24"><text:span text:style-name="Default_20_Paragraph_20_Font"><text:span text:style-name="T14">Offsetting each column by its mean (or not in the case of output data), and then scaling by its standard deviation to give values in an approximate [-1, 1] range; this is conventional.</text:span></text:span></text:p>
        </text:list-item>
        <text:list-item>
          <text:p text:style-name="P24"><text:span text:style-name="Default_20_Paragraph_20_Font"><text:span text:style-name="T14">Scaling taking account of the total range found to give a [-1, 1] range </text:span></text:span><text:span text:style-name="Default_20_Paragraph_20_Font"><text:span text:style-name="T15">exactly</text:span></text:span><text:span text:style-name="Default_20_Paragraph_20_Font"><text:span text:style-name="T14">; this was because I feared that some parameters had quite large values (e.g. 10s or even 100) when normalised by the standard deviation, and I feared a neural network would not reach such outliers well.</text:span></text:span></text:p>
        </text:list-item>
      </text:list>
      <text:p text:style-name="P23"><text:span text:style-name="Default_20_Paragraph_20_Font"><text:span text:style-name="T14">Only when the entire dataset was processed were overall means and ranges available. And to normalise each quantity by the standard deviation of that parameter, the sum variance (squared residual difference from mean) was required for each column. Likewise to scale by the range, the most extreme values had to be found in the first pass. Therefore a second pass through the entire dataset was required to compute the standard deviations used for scaling, once the means were available.</text:span></text:span></text:p>
      <text:p text:style-name="P23"><text:span text:style-name="Default_20_Paragraph_20_Font"><text:span text:style-name="T14">After normalising, the data was again written to batch disk files, each small enough to consume in one go during training.</text:span></text:span></text:p>
      <text:p text:style-name="P23"><text:span text:style-name="Default_20_Paragraph_20_Font"><text:span text:style-name="T14">By experiment, I found:</text:span></text:span></text:p>
      <text:list text:style-name="L9">
        <text:list-item>
          <text:p text:style-name="P25"><text:span text:style-name="Default_20_Paragraph_20_Font"><text:span text:style-name="T14">Scaling by the standard deviation worked better than using the absolute total range</text:span></text:span></text:p>
        </text:list-item>
        <text:list-item>
          <text:p text:style-name="P25"><text:span text:style-name="Default_20_Paragraph_20_Font"><text:span text:style-name="T14">Omitting the subtraction of the mean in the output data gave better results than offsetting according to the mean. This was not expected, though the output data was dominated by trend values that were nominally symmetric about zero anyway.</text:span></text:span></text:p>
        </text:list-item>
      </text:list>
      <text:p text:style-name="P23"><text:soft-page-break/><text:span text:style-name="Default_20_Paragraph_20_Font"><text:span text:style-name="T14">The scalings obtained from the training data were reused unchanged when processing the test dataset.</text:span></text:span></text:p>
      <text:h text:style-name="Heading_20_1" text:outline-level="1"><text:bookmark-start text:name="__RefHeading___Toc121_1631942875"/><text:span text:style-name="Default_20_Paragraph_20_Font">CatBoost modelling</text:span><text:bookmark-end text:name="__RefHeading___Toc121_1631942875"/></text:h>
      <text:h text:style-name="Heading_20_1" text:outline-level="1"><text:bookmark-start text:name="__RefHeading___Toc123_1631942875"/><text:span text:style-name="Default_20_Paragraph_20_Font">PyTorch convolutional neural network (CNN) modelling</text:span><text:bookmark-end text:name="__RefHeading___Toc123_1631942875"/></text:h>
      <text:h text:style-name="Heading_20_1" text:outline-level="1"><text:bookmark-start text:name="__RefHeading___Toc125_1631942875"/><text:span text:style-name="Default_20_Paragraph_20_Font">Combined method approach</text:span><text:bookmark-end text:name="__RefHeading___Toc125_1631942875"/></text:h>
      <text:p text:style-name="P13"><text:span text:style-name="Default_20_Paragraph_20_Font"><text:span text:style-name="T6">Comibing CatBoost and CNN as weighted sum</text:span></text:span></text:p>
      <text:p text:style-name="P13"><text:span text:style-name="Default_20_Paragraph_20_Font"><text:span text:style-name="T6">Using Catboost predictions as CNN input features</text:span></text:span></text:p>
      <text:h text:style-name="Heading_20_1" text:outline-level="1"><text:bookmark-start text:name="__RefHeading___Toc127_1631942875"/><text:span text:style-name="Default_20_Paragraph_20_Font">Final process flow</text:span><text:bookmark-end text:name="__RefHeading___Toc127_1631942875"/></text:h>
      <text:h text:style-name="Heading_20_1" text:outline-level="1"><text:bookmark-start text:name="__RefHeading___Toc129_1631942875"/><text:span text:style-name="Default_20_Paragraph_20_Font">Results</text:span><text:bookmark-end text:name="__RefHeading___Toc129_1631942875"/></text:h>
      <text:h text:style-name="Heading_20_1" text:outline-level="1"><text:bookmark-start text:name="__RefHeading___Toc131_1631942875"/><text:span text:style-name="Default_20_Paragraph_20_Font">Conclusions</text:span><text:bookmark-end text:name="__RefHeading___Toc131_1631942875"/></text:h>
      <text:h text:style-name="Heading_20_1" text:outline-level="1"><text:span text:style-name="Default_20_Paragraph_20_Font">References</text:span></text:h>
      <text:list text:style-name="L7">
        <text:list-item>
          <text:p text:style-name="P22"><text:bookmark-start text:name="__RefNumPara__150_1631942875"/><text:span text:style-name="Default_20_Paragraph_20_Font"><text:span text:style-name="T10">Sungduck Yu et al., "ClimSim: A large multi-scale dataset </text:span></text:span><text:span text:style-name="Default_20_Paragraph_20_Font">for hybrid physics-ML climate emulation</text:span><text:span text:style-name="Default_20_Paragraph_20_Font"><text:span text:style-name="T10">", </text:span></text:span><text:a xlink:type="simple" xlink:href="https://arxiv.org/pdf/2306.08754v5" text:style-name="Internet_20_link" text:visited-style-name="Visited_20_Internet_20_Link"><text:span text:style-name="Default_20_Paragraph_20_Font"><text:span text:style-name="T10">https://arxiv.org/pdf/2306.08754v5</text:span></text:span></text:a><text:span text:style-name="Default_20_Paragraph_20_Font"><text:span text:style-name="T10"> (v6 already available)</text:span></text:span><text:bookmark-end text:name="__RefNumPara__150_1631942875"/></text:p>
        </text:list-item>
        <text:list-item>
          <text:p text:style-name="P22"><text:bookmark-start text:name="__RefNumPara__152_1631942875"/><text:span text:style-name="Default_20_Paragraph_20_Font"><text:span text:style-name="T10">Tom Beucler et al., "Climate-Invariant Machine Learning", </text:span></text:span><text:a xlink:type="simple" xlink:href="https://arxiv.org/pdf/2112.08440" text:style-name="Internet_20_link" text:visited-style-name="Visited_20_Internet_20_Link"><text:span text:style-name="Default_20_Paragraph_20_Font"><text:span text:style-name="T10">https://arxiv.org/pdf/2112.08440</text:span></text:span></text:a><text:bookmark-end text:name="__RefNumPara__152_1631942875"/></text:p>
        </text:list-item>
        <text:list-item>
          <text:p text:style-name="P21"><text:span text:style-name="Default_20_Paragraph_20_Font"><text:span text:style-name="T9">Zeyuan Hu et al., "S</text:span></text:span><text:span text:style-name="Default_20_Paragraph_20_Font">table Machine-Learning Parameterization of Subgrid Processes with Real Geography and Full-physics Emulation</text:span><text:span text:style-name="Default_20_Paragraph_20_Font"><text:span text:style-name="T9">", </text:span></text:span><text:a xlink:type="simple" xlink:href="https://arxiv.org/pdf/2407.00124" text:style-name="Internet_20_link" text:visited-style-name="Visited_20_Internet_20_Link"><text:span text:style-name="Default_20_Paragraph_20_Font"><text:span text:style-name="T9">https://arxiv.org/pdf/2407.00124</text:span></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min-label-distance="0.499cm"/>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creation-date>2024-07-07T08:11:00Z</meta:creation-date>
    <dc:date>2024-07-12T14:33:34.345893932</dc:date>
    <meta:editing-cycles>15</meta:editing-cycles>
    <meta:editing-duration>PT4H23M31S</meta:editing-duration>
    <meta:document-statistic meta:table-count="0" meta:image-count="0" meta:object-count="0" meta:page-count="5" meta:paragraph-count="88" meta:word-count="1645" meta:character-count="10337" meta:non-whitespace-character-count="8831"/>
    <meta:template xlink:type="simple" xlink:actuate="onRequest" xlink:title="" xlink:href="Normal.dotm"/>
  </office:meta>
</office:document-meta>
</file>